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4"/>
    <style:style style:name="ce2" style:family="table-cell" style:parent-style-name="Default" style:data-style-name="N146">
      <style:table-cell-properties fo:background-color="#afd095"/>
    </style:style>
    <style:style style:name="ce3" style:family="table-cell" style:parent-style-name="Default" style:data-style-name="N146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Радиус капли</text:p>
          </table:table-cell>
          <table:table-cell office:value-type="string" calcext:value-type="string">
            <text:p>Vшпр, мл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V1, мл</text:p>
          </table:table-cell>
          <table:table-cell table:style-name="Default" office:value-type="string" calcext:value-type="string">
            <text:p>r1, см</text:p>
          </table:table-cell>
          <table:table-cell office:value-type="string" calcext:value-type="string">
            <text:p>rср, мм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63" calcext:value-type="float">
            <text:p>63</text:p>
          </table:table-cell>
          <table:table-cell table:formula="of:=[.$B$2]/[.C2]" office:value-type="float" office:value="0.0396825396825397" calcext:value-type="float">
            <text:p>0.03968</text:p>
          </table:table-cell>
          <table:table-cell table:formula="of:=(0.75*[.D2]/PI())^(1/3)" office:value-type="float" office:value="0.211594130591911" calcext:value-type="float">
            <text:p>0.21159</text:p>
          </table:table-cell>
          <table:table-cell table:style-name="ce2" table:formula="of:=AVERAGE([.E2:.E6])*10" office:value-type="float" office:value="2.13665724206877" calcext:value-type="float">
            <text:p>2.13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2]/[.C3]" office:value-type="float" office:value="0.0416666666666667" calcext:value-type="float">
            <text:p>0.04167</text:p>
          </table:table-cell>
          <table:table-cell table:formula="of:=(0.75*[.D3]/PI())^(1/3)" office:value-type="float" office:value="0.215063503457025" calcext:value-type="float">
            <text:p>0.21506</text:p>
          </table:table-cell>
          <table:table-cell table:style-name="ce3" table:formula="of:=STDEV([.E2:.E6])*10" office:value-type="float" office:value="0.0151075037294817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$B$2]/[.C4]" office:value-type="float" office:value="0.040983606557377" calcext:value-type="float">
            <text:p>0.04098</text:p>
          </table:table-cell>
          <table:table-cell table:formula="of:=(0.75*[.D4]/PI())^(1/3)" office:value-type="float" office:value="0.213881812006485" calcext:value-type="float">
            <text:p>0.213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$B$2]/[.C5]" office:value-type="float" office:value="0.0403225806451613" calcext:value-type="float">
            <text:p>0.04032</text:p>
          </table:table-cell>
          <table:table-cell table:formula="of:=(0.75*[.D5]/PI())^(1/3)" office:value-type="float" office:value="0.21272567152194" calcext:value-type="float">
            <text:p>0.212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2]/[.C6]" office:value-type="float" office:value="0.0416666666666667" calcext:value-type="float">
            <text:p>0.04167</text:p>
          </table:table-cell>
          <table:table-cell table:formula="of:=(0.75*[.D6]/PI())^(1/3)" office:value-type="float" office:value="0.215063503457025" calcext:value-type="float">
            <text:p>0.215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7">
      <number:number number:decimal-places="20" number:min-decimal-places="2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5:22:14.642506725</meta:creation-date>
    <meta:generator>LibreOffice/7.6.7.2$Linux_X86_64 LibreOffice_project/2d8b6f6026b598cd2a4e950b3dd6402235a394d4</meta:generator>
    <dc:date>2024-06-12T15:35:52.067348250</dc:date>
    <meta:editing-duration>PT13M37S</meta:editing-duration>
    <meta:editing-cycles>3</meta:editing-cycles>
    <meta:document-statistic meta:table-count="1" meta:cell-count="24" meta:object-count="0"/>
  </office:meta>
</office:document-meta>
</file>